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Times-Bold" svg:font-family="Times-Bold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5.9049in" table:align="margins" style:writing-mode="lr-tb"/>
    </style:style>
    <style:style style:name="Tabla1.A" style:family="table-column">
      <style:table-column-properties style:column-width="5.9049in" style:rel-column-width="65535*"/>
    </style:style>
    <style:style style:name="Tabla1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1972in" fo:margin-right="0in" fo:margin-top="0in" fo:margin-bottom="0.0835in" fo:line-height="120%" fo:text-align="justify" style:justify-single-word="false" fo:text-indent="-0.1972in" style:auto-text-indent="false"/>
    </style:style>
    <style:style style:name="P3" style:family="paragraph" style:parent-style-name="Standard">
      <style:paragraph-properties fo:margin-left="0.1972in" fo:margin-right="0in" fo:margin-top="0in" fo:margin-bottom="0.0835in" fo:line-height="120%" fo:text-align="justify" style:justify-single-word="false" fo:text-indent="-0.1972in" style:auto-text-indent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.1972in" fo:margin-right="0in" fo:margin-top="0in" fo:margin-bottom="0in" fo:line-height="150%" fo:text-indent="-0.1972in" style:auto-text-indent="false"/>
    </style:style>
    <style:style style:name="P5" style:family="paragraph" style:parent-style-name="Text_20_body">
      <style:paragraph-properties fo:margin-left="0.1972in" fo:margin-right="0in" fo:margin-top="0in" fo:margin-bottom="0in" fo:line-height="150%" fo:text-indent="-0.1972in" style:auto-text-indent="false"/>
      <style:text-properties fo:font-size="10pt" style:font-size-asian="10pt" style:font-size-complex="10pt"/>
    </style:style>
    <style:style style:name="P6" style:family="paragraph" style:parent-style-name="Text_20_body">
      <style:paragraph-properties fo:margin-left="0.1972in" fo:margin-right="0in" fo:margin-top="0in" fo:margin-bottom="0in" fo:line-height="150%" fo:orphans="2" fo:widows="2" fo:text-indent="-0.1972in" style:auto-text-indent="false" style:writing-mode="lr-tb"/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0.1972in" fo:margin-right="0in" fo:line-height="150%" fo:text-indent="-0.1972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.0835in" fo:line-height="120%" fo:text-align="justify" style:justify-single-word="false"/>
    </style:style>
    <style:style style:name="P9" style:family="paragraph" style:parent-style-name="Standard">
      <style:paragraph-properties fo:margin-top="0in" fo:margin-bottom="0.0835in" fo:line-height="120%" fo:text-align="center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0071in solid #000000"/>
    </style:style>
    <style:style style:name="P11" style:family="paragraph" style:parent-style-name="Standard">
      <style:paragraph-properties style:text-autospace="none"/>
      <style:text-properties style:font-name="Times-Bold" fo:font-size="10pt" fo:font-weight="bold" style:font-name-asian="Times-Bold" style:font-size-asian="10pt" style:font-weight-asian="bold" style:font-name-complex="Times-Bold" style:font-size-complex="10pt" style:font-weight-complex="bold"/>
    </style:style>
    <style:style style:name="P12" style:family="paragraph" style:parent-style-name="Standard">
      <style:paragraph-properties style:text-autospace="none"/>
      <style:text-properties style:font-name="Times-Bold" fo:font-size="10pt" style:font-name-asian="Times-Bold" style:font-size-asian="10pt" style:font-name-complex="Times-Bold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-Bold" fo:font-size="12pt" fo:font-style="italic" fo:font-weight="normal" style:font-name-asian="Times-Bold" style:font-size-asian="12pt" style:font-style-asian="italic" style:font-weight-asian="normal" style:font-name-complex="Times-Bold" style:font-size-complex="12pt" style:font-style-complex="italic" style:font-weight-complex="normal"/>
    </style:style>
    <style:style style:name="P14" style:family="paragraph" style:parent-style-name="Standard">
      <style:paragraph-properties fo:margin-top="0in" fo:margin-bottom="0.0835in" fo:line-height="120%" fo:text-align="justify" style:justify-single-word="false"/>
    </style:style>
    <style:style style:name="P15" style:family="paragraph" style:parent-style-name="Standard">
      <style:paragraph-properties fo:margin-top="0in" fo:margin-bottom="0.0835in" fo:line-height="120%" fo:text-align="justify" style:justify-single-word="false" style:text-autospace="non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font-size="10pt" style:font-size-asian="10pt" style:font-size-complex="10pt" style:font-weight-complex="normal"/>
    </style:style>
    <style:style style:name="T4" style:family="text">
      <style:text-properties fo:font-size="10pt" fo:font-weight="normal" style:font-size-asian="10pt" style:font-weight-asian="normal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weight-complex="normal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language="es" fo:country="MX" fo:font-weight="normal" style:font-size-asian="10pt" style:font-weight-asian="normal" style:font-size-complex="10pt"/>
    </style:style>
    <style:style style:name="T12" style:family="text">
      <style:text-properties fo:font-size="10pt" fo:language="es" fo:country="MX" fo:font-weight="bold" style:font-size-asian="10pt" style:font-weight-asian="bold" style:font-size-complex="10pt"/>
    </style:style>
    <style:style style:name="T13" style:family="text">
      <style:text-properties fo:font-size="10pt" fo:language="es" fo:country="MX" fo:font-style="italic" style:font-size-asian="10pt" style:font-style-asian="italic" style:font-size-complex="10pt"/>
    </style:style>
    <style:style style:name="T14" style:family="text">
      <style:text-properties fo:font-size="10pt" fo:language="es" fo:country="MX" fo:font-style="italic" fo:font-weight="normal" style:font-size-asian="10pt" style:font-style-asian="italic" style:font-weight-asian="normal" style:font-size-complex="10pt"/>
    </style:style>
    <style:style style:name="T15" style:family="text">
      <style:text-properties fo:font-size="10pt" fo:language="es" fo:country="MX" style:font-size-asian="10pt" style:font-size-complex="10pt"/>
    </style:style>
    <style:style style:name="T16" style:family="text">
      <style:text-properties fo:font-size="10pt" fo:language="es" fo:country="MX" style:text-underline-style="solid" style:text-underline-width="auto" style:text-underline-color="font-color" fo:font-weight="normal" style:font-size-asian="10pt" style:font-weight-asian="normal" style:font-size-complex="10pt"/>
    </style:style>
    <style:style style:name="T17" style:family="text">
      <style:text-properties fo:font-size="10pt" fo:language="es" fo:country="MX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10pt" fo:language="es" fo:country="MX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style:font-size-asian="10pt" style:font-weight-asian="bold" style:font-size-complex="10pt" style:font-weight-complex="bold"/>
    </style:style>
    <style:style style:name="T2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2" style:family="text">
      <style:text-properties fo:font-size="10pt" fo:language="fr" fo:country="FR" style:font-size-asian="10pt" style:font-size-complex="10pt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style-complex="italic"/>
    </style:style>
    <style:style style:name="T32" style:family="text">
      <style:text-properties fo:language="es" fo:country="MX"/>
    </style:style>
    <style:style style:name="T33" style:family="text">
      <style:text-properties fo:language="es" fo:country="MX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language="es" fo:country="MX" fo:font-style="italic" style:font-style-asian="italic"/>
    </style:style>
    <style:style style:name="T35" style:family="text">
      <style:text-properties fo:language="es" fo:country="MX" fo:font-weight="bold" style:font-weight-asian="bold"/>
    </style:style>
    <style:style style:name="T36" style:family="text">
      <style:text-properties fo:language="es" fo:country="AR" fo:font-weight="bold" style:font-weight-asian="bold" style:font-weight-complex="bold"/>
    </style:style>
    <style:style style:name="T37" style:family="text">
      <style:text-properties fo:language="es" fo:country="AR" fo:font-style="italic" style:font-style-asian="italic" style:font-weight-complex="bold"/>
    </style:style>
    <style:style style:name="T38" style:family="text">
      <style:text-properties fo:language="es" fo:country="AR" style:font-weight-complex="bold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use-window-font-color="true" style:font-name="Times New Roman1" style:text-underline-style="solid" style:text-underline-width="auto" style:text-underline-color="font-color" fo:font-weight="bold" style:font-name-asian="Times New Roman1" style:font-weight-asian="bold" style:font-name-complex="Times New Roman1" style:language-complex="ar" style:country-complex="SA" style:font-weight-complex="bold"/>
    </style:style>
    <style:style style:name="T41" style:family="text">
      <style:text-properties style:use-window-font-color="true" style:font-name="Times New Roman1" fo:language="es" fo:country="AR" style:text-underline-style="solid" style:text-underline-width="auto" style:text-underline-color="font-color" fo:font-weight="bold" style:font-name-asian="Times New Roman1" style:font-weight-asian="bold" style:font-name-complex="Times New Roman1" style:language-complex="ar" style:country-complex="SA" style:font-weight-complex="bold"/>
    </style:style>
    <style:style style:name="T42" style:family="text">
      <style:text-properties style:use-window-font-color="true" style:font-name="Times New Roman1" fo:language="es" fo:country="MX" style:text-underline-style="solid" style:text-underline-width="auto" style:text-underline-color="font-color" fo:font-weight="bold" style:font-name-asian="Times New Roman1" style:font-weight-asian="bold" style:font-name-complex="Times New Roman1" style:language-complex="ar" style:country-complex="SA" style:font-weight-complex="bold"/>
    </style:style>
    <style:style style:name="T43" style:family="text">
      <style:text-properties style:font-weight-complex="bold"/>
    </style:style>
    <style:style style:name="T4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Times-Bold" fo:font-size="10pt" fo:language="es" fo:country="MX" fo:font-weight="bold" style:font-name-asian="Times-Bold" style:font-size-asian="10pt" style:font-weight-asian="bold" style:font-name-complex="Times-Bold" style:font-size-complex="10pt" style:font-weight-complex="bold"/>
    </style:style>
    <style:style style:name="T46" style:family="text">
      <style:text-properties style:font-name="Times-Roman" style:font-name-asian="Times-Roman" style:font-name-complex="Times-Roman"/>
    </style:style>
    <style:style style:name="T47" style:family="text">
      <style:text-properties style:font-name="Times-Italic" fo:font-style="italic" style:font-name-asian="Times-Italic" style:font-style-asian="italic" style:font-name-complex="Times-Italic" style:font-style-complex="italic"/>
    </style:style>
    <style:style style:name="T48" style:family="text">
      <style:text-properties style:font-name="Times-Italic" fo:font-style="normal" style:font-name-asian="Times-Italic" style:font-style-asian="normal" style:font-name-complex="Times-Italic" style:font-style-complex="normal"/>
    </style:style>
    <style:style style:name="T49" style:family="text">
      <style:text-properties style:font-name="Times-BoldItalic" fo:font-style="italic" fo:font-weight="bold" style:font-name-asian="Times-BoldItalic" style:font-style-asian="italic" style:font-weight-asian="bold" style:font-name-complex="Times-BoldItalic" style:font-style-complex="italic" style:font-weight-complex="bol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44">Fenomenología Social 2009</text:span></text:span></text:p>
      <text:p text:style-name="P9"><text:span text:style-name="Strong_20_Emphasis"><text:span text:style-name="T1">Unidad I. Actualidad de la fenomenología</text:span></text:span></text:p>
      <text:p text:style-name="P8"><text:span text:style-name="Strong_20_Emphasis"><text:span text:style-name="T1">1. </text:span></text:span><text:span text:style-name="Strong_20_Emphasis"><text:span text:style-name="T5">La fenomenología: sus críticas al subjetivismo, al constructivismo, y al idealismo. </text:span></text:span><text:span text:style-name="Strong_20_Emphasis"><text:span text:style-name="T3">2.</text:span></text:span><text:span text:style-name="Strong_20_Emphasis"><text:span text:style-name="T5"> Conceptos fundamentales de la fenomenología husserliana: intencionalidad, epojé, reducción, constitución. </text:span></text:span><text:span text:style-name="Strong_20_Emphasis"><text:span text:style-name="T3">3.</text:span></text:span><text:span text:style-name="Strong_20_Emphasis"><text:span text:style-name="T5"> Fenomenología descriptiva y fenomenología crítica.</text:span></text:span></text:p>
      <text:p text:style-name="P2"><text:span text:style-name="Strong_20_Emphasis"><text:span text:style-name="T1">San Martín, Javier,</text:span></text:span><text:span text:style-name="Strong_20_Emphasis"><text:span text:style-name="T4"> </text:span></text:span><text:span text:style-name="Strong_20_Emphasis"><text:span text:style-name="T6">La fenomenología de Husserl como utopía de la razón. Introducción a la fenomenología,</text:span></text:span><text:span text:style-name="Strong_20_Emphasis"><text:span text:style-name="T4"> Biblioteca Nueva, Madrid, 2008, </text:span></text:span><text:span text:style-name="Strong_20_Emphasis"><text:span text:style-name="T11">“Introducción”; “I. El contexto de la </text:span></text:span><text:span text:style-name="T2">filosofía</text:span><text:span text:style-name="Strong_20_Emphasis"><text:span text:style-name="T11"> de Husserl y la intención fundamental de la fenomenología”;</text:span></text:span><text:span text:style-name="Strong_20_Emphasis"><text:span text:style-name="T4"> “II. Introducción a los </text:span></text:span><text:span text:style-name="Strong_20_Emphasis"><text:span text:style-name="T21">conceptos</text:span></text:span><text:span text:style-name="Strong_20_Emphasis"><text:span text:style-name="T4"> fundamentales de la fenomenología”, pp. 19-87.</text:span></text:span></text:p>
      <text:p text:style-name="P3"><text:span text:style-name="T29">Husserl, Edmund,</text:span> <text:span text:style-name="T23">El artículo de la </text:span>Encyclopædia Británica, México, Universidad Nacional Autónoma de México, 1990, “Cuarta y última versión”, pp. 59-82.</text:p>
      <text:p text:style-name="P9"><text:span text:style-name="Strong_20_Emphasis"><text:span text:style-name="T1">Unidad II. El ¿problema? de la intersubjetividad</text:span></text:span></text:p>
      <text:p text:style-name="P8"><text:span text:style-name="Strong_20_Emphasis"><text:span text:style-name="T3">1.</text:span></text:span><text:span text:style-name="Strong_20_Emphasis"><text:span text:style-name="T5"> Husserl – Schutz: Actitud natural y actitud trascendental. </text:span></text:span><text:span text:style-name="Strong_20_Emphasis"><text:span text:style-name="T3">2.</text:span></text:span><text:span text:style-name="Strong_20_Emphasis"><text:span text:style-name="T5"> Principales fuentes del tratamiento Schutziano de la intersubjetividad: Husserl, Stein, Scheler, Sartre. ¿Existen personalidades de orden superior? </text:span></text:span><text:span text:style-name="Strong_20_Emphasis"><text:span text:style-name="T3">3.</text:span></text:span><text:span text:style-name="Strong_20_Emphasis"><text:span text:style-name="T5"> La intersubjetividad como dato de la actitud natural. </text:span></text:span><text:span text:style-name="Strong_20_Emphasis"><text:span text:style-name="T3">4.</text:span></text:span><text:span text:style-name="Strong_20_Emphasis"><text:span text:style-name="T5"> La fenomenología no-intencional ante la intersubjetividad. </text:span></text:span><text:span text:style-name="Strong_20_Emphasis"><text:span text:style-name="T3">5. </text:span></text:span><text:span text:style-name="Strong_20_Emphasis"><text:span text:style-name="T5">Levinas y la plasticidad del rostro; la inversión de la intencionalidad; lenguaje y justicia. </text:span></text:span><text:span text:style-name="Strong_20_Emphasis"><text:span text:style-name="T3">6. </text:span></text:span><text:span text:style-name="Strong_20_Emphasis"><text:span text:style-name="T5">Henry: la crítica a la intencionalidad y la comunidad trascendental; el carácter religioso, invisible y extra-mundano de toda comunidad;</text:span></text:span><text:span text:style-name="Strong_20_Emphasis"><text:span text:style-name="T1"> </text:span></text:span><text:span text:style-name="Strong_20_Emphasis"><text:span text:style-name="T4">la relación con el otro en la interioridad de la Vida absoluta y el Primer Viviente.</text:span></text:span></text:p>
      <text:p text:style-name="P2"><text:span text:style-name="Strong_20_Emphasis"><text:span text:style-name="T1">Schutz, Alfred,</text:span></text:span><text:span text:style-name="Strong_20_Emphasis"><text:span text:style-name="T5"> </text:span></text:span><text:span text:style-name="Strong_20_Emphasis"><text:span text:style-name="T7">El problema de la realidad social. Escritos I,</text:span></text:span><text:span text:style-name="Strong_20_Emphasis"><text:span text:style-name="T5"> Buenos Aires – Madrid, Amorrortu, 2003, “6. La </text:span></text:span><text:span text:style-name="T22">importancia</text:span><text:span text:style-name="Strong_20_Emphasis"><text:span text:style-name="T5"> de </text:span></text:span><text:span text:style-name="Strong_20_Emphasis"><text:span text:style-name="T21">Husserl </text:span></text:span><text:span text:style-name="Strong_20_Emphasis"><text:span text:style-name="T5">para las ciencias sociales”, </text:span></text:span><text:span text:style-name="Strong_20_Emphasis"><text:span text:style-name="T4">pp. 143-150.</text:span></text:span></text:p>
      <text:p text:style-name="P2"><text:span text:style-name="Strong_20_Emphasis"><text:span text:style-name="T4">“7. La teoría de la intersubjetividad de </text:span></text:span><text:span text:style-name="Strong_20_Emphasis"><text:span text:style-name="T21">Scheler</text:span></text:span><text:span text:style-name="Strong_20_Emphasis"><text:span text:style-name="T4"> y la tesis general del ‘alterego’”; “8. La teoría sartreana del ‘alterego’”, pp. 151-174; 175-193. </text:span></text:span></text:p>
      <text:p text:style-name="P2"><text:span text:style-name="Strong_20_Emphasis"><text:span text:style-name="T15">Schutz, Alfred,</text:span></text:span><text:span text:style-name="Strong_20_Emphasis"><text:span text:style-name="T11"> </text:span></text:span><text:span text:style-name="Strong_20_Emphasis"><text:span text:style-name="T7">Estudios sobre teoría social. Escritos II,</text:span></text:span><text:span text:style-name="Strong_20_Emphasis"><text:span text:style-name="T5"> Buenos Aires, Amorrortu, 2003, </text:span></text:span><text:span text:style-name="Strong_20_Emphasis"><text:span text:style-name="T11">“8. La ejecución musical conjunta. Estudio </text:span></text:span><text:span text:style-name="Strong_20_Emphasis"><text:span text:style-name="T16">sobre las relaciones sociales</text:span></text:span><text:span text:style-name="Strong_20_Emphasis"><text:span text:style-name="T11">”, </text:span></text:span><text:span text:style-name="Strong_20_Emphasis"><text:span text:style-name="T5">pp. 153-170.</text:span></text:span></text:p>
      <text:p text:style-name="P2"><text:span text:style-name="Strong_20_Emphasis"><text:span text:style-name="T15">Levinas, Emmanuel, </text:span></text:span><text:span text:style-name="Strong_20_Emphasis"><text:span text:style-name="T14">De otro modo que ser, o más allá de la esencia,</text:span></text:span><text:span text:style-name="Strong_20_Emphasis"><text:span text:style-name="T11"> Salamanca, Sígueme, 1995, “De la intencionalidad al sentir”, pp. 69-115.</text:span></text:span></text:p>
      <text:p text:style-name="P2"><text:span text:style-name="Strong_20_Emphasis"><text:span text:style-name="T17">Henry, Michel</text:span></text:span><text:span text:style-name="Strong_20_Emphasis"><text:span text:style-name="T15">, </text:span></text:span><text:span text:style-name="Strong_20_Emphasis"><text:span text:style-name="T14">Fenomenología de la vida, </text:span></text:span><text:span text:style-name="Strong_20_Emphasis"><text:span text:style-name="T11">Barcelona, Columna, 1991, </text:span></text:span><text:span text:style-name="Strong_20_Emphasis"><text:span text:style-name="T18">“Por una fenomenología de la comunidad”</text:span></text:span><text:span text:style-name="Strong_20_Emphasis"><text:span text:style-name="T11">, pp. 180-201.</text:span></text:span></text:p>
      <text:p text:style-name="P9"><text:span text:style-name="Strong_20_Emphasis"><text:span text:style-name="T1">Unidad III. El mundo de la vida como fundamento del conocimiento científico</text:span></text:span></text:p>
      <text:p text:style-name="P8"><text:span text:style-name="Strong_20_Emphasis"><text:span text:style-name="T1">1. </text:span></text:span><text:span text:style-name="Strong_20_Emphasis"><text:span text:style-name="T5">La crítica al subjetivismo y al objetivismo en la fenomenología de Husserl. La crítica a la ciencia galileana y su olvido del mundo de la vida. Ciencia objetiva y y ciencia del mundo de la vida. </text:span></text:span><text:span text:style-name="Strong_20_Emphasis"><text:span text:style-name="T3">2. </text:span></text:span><text:span text:style-name="Strong_20_Emphasis"><text:span text:style-name="T5">Epojé trascendental y reducción trascendental. El apriori del mundo de la vida; sus estructuras generales. El a priori de la correlación. </text:span></text:span><text:span text:style-name="Strong_20_Emphasis"><text:span text:style-name="T1">3.</text:span></text:span><text:span text:style-name="Strong_20_Emphasis"><text:span text:style-name="T5"> El mundo de la vida como fundamento de las ciencias sociales. Conocimiento de sentido común y conocimiento científico. </text:span></text:span><text:span text:style-name="Strong_20_Emphasis"><text:span text:style-name="T1">4.</text:span></text:span><text:span text:style-name="Strong_20_Emphasis"><text:span text:style-name="T5"> La crítica a la Sociología Profesional. El postulado de la indiferencia etnometodológica.</text:span></text:span></text:p>
      <text:p text:style-name="P3"><text:span text:style-name="T31">Merleau-Ponty, Maurice,</text:span><text:span text:style-name="T25"> La fenomenología y las ciencias del hombre,</text:span><text:span text:style-name="T43"> Buenos Aires, Nova, s/f, “Introducción”, “1. </text:span><text:span text:style-name="T39">El problema de las ciencias del hombre según Husserl</text:span><text:span text:style-name="T43">”, pp. 13-34.</text:span></text:p>
      <text:p text:style-name="P2"><text:span text:style-name="Strong_20_Emphasis"><text:span text:style-name="T1">Schutz, Alfred,</text:span></text:span><text:span text:style-name="Strong_20_Emphasis"><text:span text:style-name="T5"> </text:span></text:span><text:span text:style-name="Strong_20_Emphasis"><text:span text:style-name="T7">El problema de la realidad social. Escritos I,</text:span></text:span><text:span text:style-name="Strong_20_Emphasis"><text:span text:style-name="T5"> Buenos Aires – Madrid, Amorrortu, 2003, “1. El sentido común y la interpretación científica de la acción humana”; “2. Formación de </text:span></text:span><text:span text:style-name="Strong_20_Emphasis"><text:span text:style-name="T21">conceptos y teorías</text:span></text:span><text:span text:style-name="Strong_20_Emphasis"><text:span text:style-name="T5"> en las ciencias sociales”, pp. 35-108.</text:span></text:span></text:p>
      <text:p text:style-name="P3"><text:span text:style-name="T29">Garfinkel, Harold,</text:span> <text:span text:style-name="T24">Estudios en </text:span><text:span text:style-name="T27">etnometodología</text:span><text:span text:style-name="T24">,</text:span> Barcelona, Anthropos, 2006, capítulo “Ocho. Las propiedades racionales de las actividades científicas y de sentido común”, pp. 295-318.</text:p>
      <text:p text:style-name="P9"><text:soft-page-break/><text:span text:style-name="Strong_20_Emphasis"><text:span text:style-name="T1">Unidad IV. La descripción de la actitud natural en la sociología comprensiva</text:span></text:span></text:p>
      <text:p text:style-name="P8"><text:span text:style-name="Strong_20_Emphasis"><text:span text:style-name="T15">1. </text:span></text:span><text:span text:style-name="Strong_20_Emphasis"><text:span text:style-name="T11">La inte</text:span></text:span><text:span text:style-name="Strong_20_Emphasis"><text:span text:style-name="T4">rpretación del </text:span></text:span><text:span text:style-name="Strong_20_Emphasis"><text:span text:style-name="T5">sentido</text:span></text:span><text:span text:style-name="Strong_20_Emphasis"><text:span text:style-name="T4"> subjetivo de la acción social como </text:span></text:span><text:span text:style-name="Strong_20_Emphasis"><text:span text:style-name="T5">problemática</text:span></text:span><text:span text:style-name="Strong_20_Emphasis"><text:span text:style-name="T4"> fundacional de la sociología comprensiva. </text:span></text:span><text:span text:style-name="Strong_20_Emphasis"><text:span text:style-name="T1">2. </text:span></text:span><text:span text:style-name="Strong_20_Emphasis"><text:span text:style-name="T4">Interpretación subjetiva e interpreación objetiva: la crítica de Schutz a Weber. </text:span></text:span><text:span text:style-name="Strong_20_Emphasis"><text:span text:style-name="T1">3.</text:span></text:span><text:span text:style-name="Strong_20_Emphasis"><text:span text:style-name="T4"> El problema de la evidencia. Husserl y la superación de la ambigua teoría weberiana del sentido. El sentido mentado de la acción social como noema. </text:span></text:span><text:span text:style-name="Strong_20_Emphasis"><text:span text:style-name="T1">4. </text:span></text:span><text:span text:style-name="Strong_20_Emphasis"><text:span text:style-name="T4">La “experiencia comprensiva de la existencia del otro” como constitutiva de la acción social. Relación social e intersubjetividad: el “mutuo ser-en-otro” como fundamento de la “recíproca bilateralidad en la acción”. </text:span></text:span><text:span text:style-name="Strong_20_Emphasis"><text:span text:style-name="T1">5. </text:span></text:span><text:span text:style-name="Strong_20_Emphasis"><text:span text:style-name="T4">Las disposiciones duraderas como fundamento de las costumbres. El orden como contenido de sentido de una relación social y su validez como representación de su legitimidad. </text:span></text:span><text:span text:style-name="Strong_20_Emphasis"><text:span text:style-name="T1">6.</text:span></text:span><text:span text:style-name="Strong_20_Emphasis"><text:span text:style-name="T4"> Objetividades sociales y subjetividades sociales. El sentimiento subjetivo de constituir un todo como fundamento de la comunidad.</text:span></text:span></text:p>
      <text:p text:style-name="P4"><text:span text:style-name="T12">Schutz, Alfred, </text:span><text:span text:style-name="T13">La construcción significativa del mundo social. </text:span><text:span text:style-name="T9">Introducción a la sociología comprensiva, </text:span><text:span text:style-name="T1">Barcelona, Paidós, 1993, § 1-6; </text:span><text:span text:style-name="Strong_20_Emphasis"><text:span text:style-name="T11">30</text:span></text:span><text:span text:style-name="T1">-32, pp. 33-74; 174-192.</text:span></text:p>
      <text:p text:style-name="P4"><text:span text:style-name="Strong_20_Emphasis"><text:span text:style-name="T1">Bibliografía general. </text:span></text:span><text:span text:style-name="T12">Merleau-Ponty, Maurice,</text:span><text:span text:style-name="T13"> Las aventuras de la dialéctica,</text:span><text:span text:style-name="T15"> </text:span><text:span text:style-name="T1">Buenos Aires, La Pléyade, 1974,</text:span><text:span text:style-name="T15"> “I. La crisis del entendimiento”, pp. 13-36.</text:span></text:p>
      <text:p text:style-name="P9"><text:span text:style-name="Strong_20_Emphasis"><text:span text:style-name="T1">V. Esencia y fundamento de lo social en el pensamiento de Durkheim</text:span></text:span></text:p>
      <text:p text:style-name="P8"><text:span text:style-name="Strong_20_Emphasis"><text:span text:style-name="T1">1. </text:span></text:span><text:span text:style-name="Strong_20_Emphasis"><text:span text:style-name="T5">Qué cosas son las “cosas sociales”. La conciencia colectiva como sustrato ontológico de lo social. </text:span></text:span><text:span text:style-name="Strong_20_Emphasis"><text:span text:style-name="T1">2. </text:span></text:span><text:span text:style-name="Strong_20_Emphasis"><text:span text:style-name="T5">Objeto y método de la sociología. La suspensión de los preconceptos como </text:span></text:span><text:span text:style-name="Strong_20_Emphasis"><text:span text:style-name="T7">epojé</text:span></text:span><text:span text:style-name="Strong_20_Emphasis"><text:span text:style-name="T5"> natural. </text:span></text:span><text:span text:style-name="Strong_20_Emphasis"><text:span text:style-name="T3">3. </text:span></text:span><text:span text:style-name="Strong_20_Emphasis"><text:span text:style-name="T5">La actitud natural como actitud categorial. </text:span></text:span><text:span text:style-name="Strong_20_Emphasis"><text:span text:style-name="T1">4.</text:span></text:span><text:span text:style-name="Strong_20_Emphasis"><text:span text:style-name="T5"> Intuición empírica e intuición categorial. </text:span></text:span><text:span text:style-name="Strong_20_Emphasis"><text:span text:style-name="T3">5.</text:span></text:span><text:span text:style-name="Strong_20_Emphasis"><text:span text:style-name="T5"> Lo social como intuición categorial. La polémica empirismo – apriorismo en Durkheim. </text:span></text:span><text:span text:style-name="Strong_20_Emphasis"><text:span text:style-name="T3">6.</text:span></text:span><text:span text:style-name="Strong_20_Emphasis"><text:span text:style-name="T5"> Variación eidética y constitución de regiones en </text:span></text:span><text:span text:style-name="Strong_20_Emphasis"><text:span text:style-name="T8">Las formas elementales de la vida religiosa.</text:span></text:span><text:span text:style-name="Strong_20_Emphasis"><text:span text:style-name="T5"> Lo sagrado y lo profano.</text:span></text:span></text:p>
      <text:p text:style-name="P5"><text:span text:style-name="T29">Durkheim, Emile,</text:span> <text:span text:style-name="T24">Las reglas del método sociológico,</text:span> México, Premia, 1991, “Prólogo de la primera edición”; “Prólogo de la segunda edición”; “Capítulo Primero. ¿Qué es un hecho social?”; <text:span text:style-name="T39">“Capítulo II. Reglas </text:span><text:span text:style-name="T33">relativas</text:span><text:span text:style-name="T39"> a la observación de los hechos sociales”; “Conclusión”</text:span>, pp. 11-74; 163-167. Y <text:span text:style-name="T23">Las formas elementales de la vida religiosa,</text:span> Madrid, Alianza, 2003, “Objeto de la investigación”; “<text:span text:style-name="T33">Conclusión</text:span><text:span text:style-name="T32">”</text:span>, pp. 25-54; 625-668.</text:p>
      <text:p text:style-name="P5"><text:span text:style-name="T29">Kusch, Rodolfo,</text:span> <text:span text:style-name="T23">De la mala vida porteña, </text:span><text:span text:style-name="T39">“Nuestro recinto sagrado del </text:span><text:span text:style-name="T28">pa’mí”</text:span><text:span text:style-name="T23">,</text:span> en: <text:span text:style-name="T23">Obras completas,</text:span> Rosario, Fundación Ross, 2000, Tomo I, pp. 336-342.</text:p>
      <text:p text:style-name="P9"><text:span text:style-name="Strong_20_Emphasis"><text:span text:style-name="T1">Unidad VI. Sobre el estatuto ontológico de lo social</text:span></text:span></text:p>
      <text:p text:style-name="P8"><text:span text:style-name="Strong_20_Emphasis"><text:span text:style-name="T3">1.</text:span></text:span><text:span text:style-name="Strong_20_Emphasis"><text:span text:style-name="T5"> Ser-ahí, ser-con, ser-con otros. El </text:span></text:span><text:span text:style-name="Strong_20_Emphasis"><text:span text:style-name="T8">Dasein y la cotidianidad. </text:span></text:span><text:span text:style-name="Strong_20_Emphasis"><text:span text:style-name="T3">2. </text:span></text:span><text:span text:style-name="Strong_20_Emphasis"><text:span text:style-name="T5">Ser, estar, existir. El mero estar. Estar siendo. </text:span></text:span><text:span text:style-name="Strong_20_Emphasis"><text:span text:style-name="T3">3. </text:span></text:span><text:span text:style-name="Strong_20_Emphasis"><text:span text:style-name="T5">Lo social como tercer orden: el comportamiento. Libertad y compromiso. Clase social y proyecto político. </text:span></text:span><text:span text:style-name="Strong_20_Emphasis"><text:span text:style-name="T3">4. </text:span></text:span><text:span text:style-name="Strong_20_Emphasis"><text:span text:style-name="T5">Lo social como horizonte. La humanidad como comunidad subjetiva. </text:span></text:span><text:span text:style-name="Strong_20_Emphasis"><text:span text:style-name="T3">5.</text:span></text:span><text:span text:style-name="Strong_20_Emphasis"><text:span text:style-name="T5"> El horizonte histórico: la efectividad de la historia. </text:span></text:span><text:span text:style-name="Strong_20_Emphasis"><text:span text:style-name="T3">6. </text:span></text:span><text:span text:style-name="Strong_20_Emphasis"><text:span text:style-name="T5">Lo impesonal y la gente.</text:span></text:span></text:p>
      <text:p text:style-name="P4"><text:span text:style-name="T20">Heidegger, Martin,</text:span><text:span text:style-name="T1"> </text:span><text:span text:style-name="Emphasis"><text:span text:style-name="T1">Ser y tiempo</text:span></text:span><text:span text:style-name="T1">, Madrid, </text:span><text:span text:style-name="T2">Trotta</text:span><text:span text:style-name="T1">, 2006 (segunda reimpresión), </text:span><text:span text:style-name="T2">§ 25-27; 35-38; pp. 140-154; 190-202.</text:span></text:p>
      <text:p text:style-name="P6"><text:span text:style-name="T29">Merleau-Ponty, Maurice, </text:span><text:span text:style-name="T23">Fenomenología de la percepción,</text:span> Barcelona, Península, 1975, <text:span text:style-name="T40">“El otro y el mundo humano”; “La libertad”</text:span>, pp. 358-376; 442-463.</text:p>
      <text:p text:style-name="P3"><text:span text:style-name="T29">Husserl, Edmund, </text:span>La crisis de las ciencias europeas y la fenomenología trascendental, México, Folios, 1984, § 47-55, pp. 163-191.</text:p>
      <text:p text:style-name="P6"><text:span text:style-name="T36">Ortega y Gasset, José,</text:span><text:span text:style-name="T37"> El hombre y la gente, </text:span><text:span text:style-name="T38">Madrid, Revista de Occidente / Aliana, 1981, </text:span><text:span text:style-name="T41">“VIII. De pronto aparece </text:span><text:span text:style-name="T42">la</text:span><text:span text:style-name="T41"> gente”</text:span><text:span text:style-name="T38">; “IX. Meditación del saludo”, pp. 175-195.</text:span></text:p>
      <text:p text:style-name="P6"><text:span text:style-name="T29">Kusch, Rodolfo, </text:span><text:span text:style-name="T23">De la mala vida porteña, </text:span><text:span text:style-name="T41">“El mito de la gente”</text:span>, en: <text:span text:style-name="T23">Obras completas,</text:span> Rosario, Fundación Ross, 2000, Tomo I, pp. 359-366.</text:p>
      <text:p text:style-name="P1"><text:soft-page-break/><text:span text:style-name="Strong_20_Emphasis"><text:span text:style-name="T1">Unidad VII. Vida y praxis: </text:span></text:span></text:p>
      <text:p text:style-name="P9"><text:span text:style-name="Strong_20_Emphasis"><text:span text:style-name="T1">la vuelta a las cosas mismas en las lecturas fenomenológicas de Marx</text:span></text:span></text:p>
      <text:p text:style-name="P8"><text:span text:style-name="Strong_20_Emphasis"><text:span text:style-name="T1">1. </text:span></text:span><text:span text:style-name="Strong_20_Emphasis"><text:span text:style-name="T4">Heidegger y la </text:span></text:span><text:span text:style-name="Strong_20_Emphasis"><text:span text:style-name="T5">interpreación</text:span></text:span><text:span text:style-name="Strong_20_Emphasis"><text:span text:style-name="T4"> “no política” de Marx. El marxismo como pensamiento radical. </text:span></text:span><text:span text:style-name="Strong_20_Emphasis"><text:span text:style-name="T1">2.</text:span></text:span><text:span text:style-name="Strong_20_Emphasis"><text:span text:style-name="T4"> Sartre y la historialización del ser. El </text:span></text:span><text:span text:style-name="Strong_20_Emphasis"><text:span text:style-name="T6">Mit-sein</text:span></text:span><text:span text:style-name="Strong_20_Emphasis"><text:span text:style-name="T4"> como exterioridad. El espíritu como totalidad destotalizada. </text:span></text:span><text:span text:style-name="Strong_20_Emphasis"><text:span text:style-name="T1">3.</text:span></text:span><text:span text:style-name="Strong_20_Emphasis"><text:span text:style-name="T4"> Merleau-Ponty y la percepción histórica. La historia como cuerpo y como sedimentación. La historia vivida. La separación entre filosofía historia. El marxismo como vuelta a las cosas mismas. </text:span></text:span><text:span text:style-name="Strong_20_Emphasis"><text:span text:style-name="T1">4.</text:span></text:span><text:span text:style-name="Strong_20_Emphasis"><text:span text:style-name="T4"> Henry y la filosofía de la praxis. El proletariado como “construcción a priori”. Lo vivo y lo muero: por qué no puede haber lucha de clases entre el trabajo y el capital. El marxismo como filosofía de la vida. Dialécticas de la representación: crítica de la dialéctica de la mirada en Sartre.</text:span></text:span></text:p>
      <text:p text:style-name="P2"><text:span text:style-name="T12">Heidegger, Martin, </text:span><text:span text:style-name="T13">Seminario de Zähringen. 1973,</text:span><text:span text:style-name="T15"> en: </text:span><text:span text:style-name="T13">A parte rei. Revista de filosofía,</text:span><text:span text:style-name="T15"> nº 37, Madrid, enero de 2005, </text:span><text:span text:style-name="Strong_20_Emphasis"><text:span text:style-name="T4">sesión II, pp. 6-17.</text:span></text:span></text:p>
      <text:p text:style-name="P7"><text:span text:style-name="T35">Merleau-Ponty, Maurice,</text:span><text:span text:style-name="T34"> Signos, Barcelona, Seix Barral, 1964, “Prefacio”, pp. 9-21.</text:span></text:p>
      <text:p text:style-name="P7"><text:span text:style-name="T34">Las aventuras de la dialéctica,</text:span><text:span text:style-name="T32"> BsAs</text:span>, La Pléyade, 1974,<text:span text:style-name="T32"> “II.El marxismo occidental”, pp. 37-69.</text:span></text:p>
      <text:p text:style-name="P2"><text:span text:style-name="Strong_20_Emphasis"><text:span text:style-name="T15">Henry, Michel, </text:span></text:span><text:span text:style-name="Strong_20_Emphasis"><text:span text:style-name="T14">Fenomenología de la vida, </text:span></text:span><text:span text:style-name="Strong_20_Emphasis"><text:span text:style-name="T11">Barcelona, Columna, 1991, “La evolución del concepto de lucha de clases en el pensamiento de Marx”; “Fenomenología de la conciencia-fenomenología de la vida”, pp. 55-92.</text:span></text:span></text:p>
      <text:p text:style-name="P9"><text:span text:style-name="Strong_20_Emphasis"><text:span text:style-name="T1">VIII. Programa liminar de la Fenomenología Social</text:span></text:span></text:p>
      <text:p text:style-name="P8"><text:span text:style-name="Strong_20_Emphasis"><text:span text:style-name="T1">1. </text:span></text:span><text:span text:style-name="Strong_20_Emphasis"><text:span text:style-name="T5">Insuficiencia del esquema husserliano para fundamentar la Fenomenología Social. </text:span></text:span><text:span text:style-name="Strong_20_Emphasis"><text:span text:style-name="T1">2.</text:span></text:span><text:span text:style-name="Strong_20_Emphasis"><text:span text:style-name="T5"> La frustrada superación schutziana del trascendentalismo husserliano. </text:span></text:span><text:span text:style-name="Strong_20_Emphasis"><text:span text:style-name="T3">3. </text:span></text:span><text:span text:style-name="Strong_20_Emphasis"><text:span text:style-name="T5">El triple dilema (kantiano, durheimiano y schutziano) de la Fenomenología Social. </text:span></text:span><text:span text:style-name="Strong_20_Emphasis"><text:span text:style-name="T3">4.</text:span></text:span><text:span text:style-name="Strong_20_Emphasis"><text:span text:style-name="T5"> Durkheim, nuestro Descartes.</text:span></text:span></text:p>
      <text:p text:style-name="P2"><text:span text:style-name="Strong_20_Emphasis"><text:span text:style-name="T1">Belvedere, Carlos</text:span></text:span><text:span text:style-name="T19">, </text:span><text:span text:style-name="T1">“La fenomenología y las ciencias sociales. Una historia de nunca empezar”, en: </text:span><text:span text:style-name="T10">Sociedad,</text:span><text:span text:style-name="T1"> nº 25, Buenos Aires, Facultad de Ciencias Sociales de la Universidad de Buenos Aires – Prometeo, primavera de 2006.</text:span></text:p>
      <text:p text:style-name="P3">“La fenomenología social y sus tareas”, en: actas del<text:span text:style-name="T29"> </text:span><text:span text:style-name="T23">III Congresso Internacional de AFFEN e I Congresso Luso-Brasileiro de Fenomenologia</text:span>, Faculdade de Letras – Universidade de Lisboa, Lisboa, 5-8 de diciembre de 2007.</text:p>
      <text:p text:style-name="P3"><text:span text:style-name="T29">Levinas, Emmanuel, </text:span><text:span text:style-name="T23">Totalidad e infinito. Ensayo sobre la exterioridad, </text:span>Salamanca, Sígueme, 1987, “5. Conclusiones”, pp. 293-311. Y también <text:span text:style-name="T23">De otro modo que ser, o más allá de la esencia, </text:span>Salamanca, Sígueme, 1995, “Al margen”, pp. 255-267.</text:p>
      <text:p text:style-name="P8"><text:span text:style-name="Strong_20_Emphasis"><text:span text:style-name="T11"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>Fenomenología Social 2008</text:p>
          </table:table-cell>
        </table:table-row>
      </table:table>
      <text:p text:style-name="P11">Unidad I. Actualidad de la fenomenología</text:p>
      <text:p text:style-name="P12"><text:span text:style-name="T30">1. </text:span><text:span text:style-name="T46">La Teoría Social Contemporánea ante la fenomenología. Sus críticas al subjetivismo, al constructivismo, y al idealismo. </text:span></text:p>
      <text:p text:style-name="P12"><text:span text:style-name="T30">Belvedere, Carlos, </text:span><text:span text:style-name="T47">El problema de la fenomenología social: Alfred Schutz, las ciencias sociales y las cosas mismas, </text:span><text:span text:style-name="T48">Bs. As.</text:span><text:span text:style-name="T46">, Facultad de Ciencias Sociales (UBA) – Prometeo, en prensa, “La intemperie sin fin”, pp. 3-11.</text:span></text:p>
      <text:p text:style-name="P11"/>
      <text:p text:style-name="P11">Unidad II. El mundo de la vida como fundamento del conocimiento científico</text:p>
      <text:p text:style-name="P12"><text:span text:style-name="T30">1. </text:span><text:span text:style-name="T46">La crítica al subjetivismo y al objetivismo en la fenomenología de Husserl. La crítica a la ciencia galileana y su olvido del mundo de la vida. </text:span><text:span text:style-name="T30">2. </text:span><text:span text:style-name="T46">El mundo de la vida como fundamento de las ciencias sociales. Conocimiento de sentido común y conocimiento científico. </text:span><text:span text:style-name="T30">3. </text:span><text:span text:style-name="T46">La crítica a la Sociología Profesional. El postulado de la indiferencia etnometodológica.</text:span></text:p>
      <text:p text:style-name="P12"><text:span text:style-name="T30">Garfinkel, Harold, </text:span><text:span text:style-name="T47">Estudios de etnometodología, </text:span><text:span text:style-name="T46">Barcelona, Anthropos, 2006, cap. 8.</text:span></text:p>
      <text:p text:style-name="P12"><text:span text:style-name="T30">Husserl, Edmund</text:span><text:span text:style-name="T49">, </text:span><text:span text:style-name="T47">La crisis de las ciencias europeas y la fenomenología trascendental,</text:span><text:span text:style-name="T46">México, Folios, 1984, “I. La crisis de las ciencias como expresión de la radical crisis vital de la humanidad euroepa” y “II. </text:span><text:soft-page-break/><text:span text:style-name="T46">El esclarecimiento de la oposición entre objetivismo fisicalista y subjetiuvismo trascendental”, §1-27, pp. 9-106.</text:span></text:p>
      <text:p text:style-name="P12"><text:span text:style-name="T30">Schutz, Alfred, </text:span><text:span text:style-name="T47">El problema de la realidad social. Escritos I, </text:span><text:span text:style-name="T48">Bs As</text:span><text:span text:style-name="T46">– Madrid, Amorrortu, 2003, “1. El sentido común y la interpretación científica de la acción humana”; “2. Formación de conceptos y teorías en las ciencias sociales”, pp. 35-108.</text:span></text:p>
      <text:p text:style-name="P11"/>
      <text:p text:style-name="P11">Unidad III. Sobre el estatuto ontológico de lo social</text:p>
      <text:p text:style-name="P12"><text:span text:style-name="T30">1. </text:span><text:span text:style-name="T46">Qué cosas son las “cosas sociales”. La conciencia colectiva como sustrato ontológico de lo social. </text:span><text:span text:style-name="T30">2. </text:span><text:span text:style-name="T46">Objeto y método de la sociología. La suspensión de los preconceptos como </text:span><text:span text:style-name="T47">epojé </text:span><text:span text:style-name="T46">natural. </text:span><text:span text:style-name="T30">3. </text:span><text:span text:style-name="T46">Lo social como intuición categorial. La polémica empirismo – apriorismo en Durkheim.</text:span></text:p>
      <text:p text:style-name="P12"><text:span text:style-name="T30">Durkheim, Emile, </text:span><text:span text:style-name="T47">Las formas elementales de la vida religiosa, </text:span><text:span text:style-name="T46">Madrid, Alianza, 1993, Introducción; Conclusión. </text:span><text:span text:style-name="T47">Las reglas del método sociológico, </text:span><text:span text:style-name="T46">México, Premia, 1991, capítulos Primero; Segundo; y Conclusión.</text:span></text:p>
      <text:p text:style-name="P12"><text:span text:style-name="T30">Tiryakian, Edward, </text:span><text:span text:style-name="T46">“La fenomenología existencial y la tradición sociológica”, en: </text:span><text:span text:style-name="T30">Gunter W. Remmling (comp.), </text:span><text:span text:style-name="T47">Hacia la sociología del conocimiento. Origen y desarrollo de un estilo del pensamiento sociológico, </text:span><text:span text:style-name="T46">México, Fondo de Cultura Económica, 1982, capítulo XIX, pp. 367-397.</text:span></text:p>
      <text:p text:style-name="P11"/>
      <text:p text:style-name="P11">Unidad IV. Lo social como objetividad categorial</text:p>
      <text:p text:style-name="P12"><text:span text:style-name="T30">1. </text:span><text:span text:style-name="T46">Intuición empírica e intuición categorial. Las objetividades ideales. </text:span><text:span text:style-name="T30">2. </text:span><text:span text:style-name="T46">La actitud natural como actitud categorial. Teoría del conocimiento y ontología.</text:span></text:p>
      <text:p text:style-name="P12"><text:span text:style-name="T30">Husserl, Edmund, </text:span><text:span text:style-name="T47">Investigaciones lógicas, </text:span><text:span text:style-name="T46">Madrid, Revista de Occidente, 1967, Investigación Sexta.</text:span></text:p>
      <text:p text:style-name="P12"><text:span text:style-name="T30">Schutz, Alfred, </text:span><text:span text:style-name="T47">El problema de la realidad social. Escritos I, </text:span><text:span text:style-name="T46">Bs As – Madrid, Amorrortu, 2003, “10. El lenguaje, los trastornos del lenguaje y la textura de la conciencia”, pp. 239-259.</text:span></text:p>
      <text:p text:style-name="P11"/>
      <text:p text:style-name="P11">Unidad V. Problemas de Fenomenología social</text:p>
      <text:p text:style-name="P12"><text:span text:style-name="T30">1. </text:span><text:span text:style-name="T46">Problemas de fenomenología social. Insuficiencia del esquema husserliano para fundamentar la Fenomenología Social. </text:span><text:span text:style-name="T30">2. </text:span><text:span text:style-name="T46">La verdad a medias de la frustrada superación schutziana del trascendentalismo husserliano. Fundamentos de <text:s text:c="2"/>Fenomenología Social.</text:span></text:p>
      <text:p text:style-name="P12"><text:span text:style-name="T30">Belvedere, Carlos, </text:span><text:span text:style-name="T46">“La fenomenología y las ciencias sociales. Una historia de nunca empezar”, en: </text:span><text:span text:style-name="T47">Sociedad, </text:span><text:span text:style-name="T46">nº 25, Buenos Aires, Facultad de Ciencias Sociales de la Universidad de Buenos Aires – Prometeo, primavera de 2006.</text:span></text:p>
      <text:p text:style-name="P12"><text:span text:style-name="T30">Belvedere, Carlos, </text:span><text:span text:style-name="T47">El problema de la fenomenología social: Alfred Schutz, las ciencias sociales y las cosas mismas, </text:span><text:span text:style-name="T48">Bs As</text:span><text:span text:style-name="T46">, Facultad de Ciencias Sociales (U.B.A.) – Prometeo, en prensa, “La Fenomenología Social y sus tareas”, pp. 242-248.</text:span></text:p>
      <text:p text:style-name="P12"><text:span text:style-name="T30">Husserl, Edmund, </text:span><text:span text:style-name="T47">El artículo de la </text:span><text:span text:style-name="T46">Encyclopædia Británica, México, Universidad Nacional Autónoma de México, 1990.</text:span></text:p>
      <text:p text:style-name="P11"/>
      <text:p text:style-name="P11">Cronograma</text:p>
      <text:p text:style-name="P12"><text:span text:style-name="T47">2 </text:span><text:span text:style-name="T46">Unidad I, tema 3.</text:span></text:p>
      <text:p text:style-name="P12"><text:span text:style-name="T30">Belvedere, </text:span><text:span text:style-name="T47">El problema de la fenomenología social</text:span><text:span text:style-name="T46">.</text:span></text:p>
      <text:p text:style-name="P12"><text:span text:style-name="T47">3 </text:span><text:span text:style-name="T46">Unidad II, tema 1. </text:span><text:span text:style-name="T30">Husserl, </text:span><text:span text:style-name="T47">La crisis de las ciencias europeas…</text:span></text:p>
      <text:p text:style-name="P12"><text:span text:style-name="T47">4 </text:span><text:span text:style-name="T46">Unidad II, tema 2. </text:span><text:span text:style-name="T30">Schutz, </text:span><text:span text:style-name="T47">El problema de la realidad social.</text:span></text:p>
      <text:p text:style-name="P12"><text:span text:style-name="T47">5 </text:span><text:span text:style-name="T46">Unidad II, tema 3. </text:span><text:span text:style-name="T30">Garfinkel, </text:span><text:span text:style-name="T47">Estudios de etnometodología.</text:span></text:p>
      <text:p text:style-name="P12"><text:span text:style-name="T47">6 </text:span><text:span text:style-name="T46">Unidad III, tema 1. </text:span><text:span text:style-name="T30">Durkheim, </text:span><text:span text:style-name="T47">Las reglas del método sociológico.</text:span></text:p>
      <text:p text:style-name="P12"><text:span text:style-name="T47">7 </text:span><text:span text:style-name="T46">Unidad III, tema 2. </text:span><text:span text:style-name="T30">Durkheim, </text:span><text:span text:style-name="T47">Las reglas del método sociológico </text:span><text:span text:style-name="T46">(continuación).</text:span></text:p>
      <text:p text:style-name="P12"><text:span text:style-name="T30">Tiryakian, </text:span><text:span text:style-name="T46">“La fenomenología existencial y la tradición sociológica”.</text:span></text:p>
      <text:p text:style-name="P12"><text:span text:style-name="T47">8 </text:span><text:span text:style-name="T46">Unidad III, tema 3. </text:span><text:span text:style-name="T30">Durkheim, </text:span><text:span text:style-name="T47">Las formas elementales de la vida religiosa.</text:span></text:p>
      <text:p text:style-name="P12"><text:span text:style-name="T47">9 </text:span><text:span text:style-name="T46">Repaso e integración de contenidos.</text:span></text:p>
      <text:p text:style-name="P12"><text:span text:style-name="T30">Primer Parcial </text:span><text:span text:style-name="T46">(presencial).</text:span></text:p>
      <text:p text:style-name="P12"><text:span text:style-name="T47">10 </text:span><text:span text:style-name="T46">Unidad IV, tema 1. </text:span><text:span text:style-name="T30">Husserl, </text:span><text:span text:style-name="T47">Investigaciones lógicas.</text:span></text:p>
      <text:p text:style-name="P12"><text:span text:style-name="T47">11 </text:span><text:span text:style-name="T46">Unidad IV, tema 2. </text:span><text:span text:style-name="T30">Schutz, </text:span><text:span text:style-name="T47">El problema de la realidad social.</text:span></text:p>
      <text:p text:style-name="P12"><text:span text:style-name="T47">12 </text:span><text:span text:style-name="T46">Unidad V, tema 1. </text:span><text:span text:style-name="T30">Husserl, </text:span><text:span text:style-name="T47">El artículo de la </text:span><text:span text:style-name="T46">Encyclopædia Británica.</text:span></text:p>
      <text:p text:style-name="P12"><text:span text:style-name="T30">Belvedere, </text:span><text:span text:style-name="T46">“La fenomenología y las ciencias sociales.</text:span></text:p>
      <text:p text:style-name="P12"><text:span text:style-name="T47">13 </text:span><text:span text:style-name="T46">Unidad V, tema 2. </text:span><text:span text:style-name="T30">Belvedere, </text:span><text:span text:style-name="T47">El problema de la fenomenología social</text:span><text:span text:style-name="T46">.</text:span></text:p>
      <text:p text:style-name="P12"><text:span text:style-name="T47">14 </text:span><text:span text:style-name="T46">Cierre de la materia e integración de contenidos.</text:span></text:p>
      <text:p text:style-name="P15"><text:span text:style-name="Strong_20_Emphasis"><text:span text:style-name="T45">Coloqui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Times-Bold" svg:font-family="Times-Bold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2pt" fo:language="es" fo:country="ES" style:font-name-asian="Times New Roman1" style:font-size-asian="12pt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  <style:text-properties fo:font-size="13pt" fo:language="es" fo:country="ES" style:font-size-asian="13pt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sis_5f_bibliografía" style:display-name="Tesis_bibliografía" style:family="paragraph" style:parent-style-name="Standard">
      <style:paragraph-properties fo:margin-left="0.0783in" fo:margin-right="0in" fo:text-indent="-0.0783in" style:auto-text-indent="false"/>
      <style:text-properties fo:language="es" fo:country="MX" style:font-weight-complex="bold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weight="bold" style:font-weight-asian="bold"/>
    </style:style>
    <style:style style:name="WW8Num2z0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Page_20_Number" style:display-name="Page Number" style:family="text" style:parent-style-name="Fuente_20_de_20_párrafo_20_predeter."/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fo:font-size="12pt" fo:language="es" fo:country="ES" style:font-size-asian="12pt" style:font-size-complex="12pt"/>
    </style:style>
    <style:style style:name="Texto_20_independiente_20_Car" style:display-name="Texto independiente Car" style:family="text" style:parent-style-name="Fuente_20_de_20_párrafo_20_predeter.">
      <style:text-properties fo:font-size="13pt" fo:language="es" fo:country="ES" style:font-size-asian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9839in" fo:margin-bottom="0.4917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1.1811in" fo:margin-bottom="0.4917in" fo:margin-left="0.9839in" fo:margin-right="0.9839in" fo:background-color="#ffffff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6898in" fo:margin-left="0in" fo:margin-right="0in" fo:margin-top="0.650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Marco1" text:anchor-type="paragraph" svg:y="0.0008in" fo:min-width="0.0161in" draw:z-index="3"><draw:text-box fo:min-height="0.1457in"><text:p text:style-name="Footer"><text:span text:style-name="Page_20_Number"><text:span text:style-name="MT1"><text:page-number text:select-page="current">4</text:page-number></text:span></text:span></text:p></draw:text-box></draw:frame></text:p>
      </style:footer>
    </style:master-page>
    <style:master-page style:name="Convertir_20_1" style:display-name="Convertir 1" style:page-layout-name="Mpm2">
      <style:footer>
        <text:p text:style-name="Footer"><draw:frame draw:style-name="Mfr1" draw:name="Marco2" text:anchor-type="paragraph" svg:y="0.0008in" fo:min-width="0.0161in" draw:z-index="0"><draw:text-box fo:min-height="0.1457in"><text:p text:style-name="Footer"><text:span text:style-name="Page_20_Number"><text:span text:style-name="MT1"><text:page-number text:select-page="current">4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os programas deben especificar los siguientes items:</dc:title>
    <meta:initial-creator>Direccion General de la Juventud</meta:initial-creator>
    <meta:creation-date>2008-12-16T22:18:00</meta:creation-date>
    <dc:creator>sr nilon</dc:creator>
    <dc:date>2009-05-08T00:01:01.64</dc:date>
    <meta:print-date>2009-01-26T16:22:00</meta:print-date>
    <meta:editing-cycles>47</meta:editing-cycles>
    <meta:editing-duration>PT33H34M38S</meta:editing-duration>
    <meta:generator>OpenOffice.org/3.0$Win32 OpenOffice.org_project/300m9$Build-9358</meta:generator>
    <meta:document-statistic meta:table-count="1" meta:image-count="0" meta:object-count="0" meta:page-count="4" meta:paragraph-count="87" meta:word-count="2154" meta:character-count="14019"/>
    <meta:user-defined meta:name="Información 1"/>
    <meta:user-defined meta:name="Información 2"/>
    <meta:user-defined meta:name="Información 3"/>
    <meta:user-defined meta:name="Información 4"/>
  </office:meta>
</office:document-meta>
</file>